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15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6" style:family="paragraph" style:parent-style-name="Text_20_body" style:list-style-name="WW8Num7">
      <style:paragraph-properties fo:margin-left="2.505cm" fo:margin-right="0cm" fo:text-align="justify" style:justify-single-word="false" fo:text-indent="0cm" style:auto-text-indent="false">
        <style:tab-stops/>
      </style:paragraph-properties>
    </style:style>
    <style:style style:name="P17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9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1" style:family="paragraph" style:parent-style-name="Text_20_body" style:list-style-name="WW8Num7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1.94cm" fo:margin-right="0cm" fo:text-align="justify" style:justify-single-word="false" fo:text-indent="0cm" style:auto-text-indent="false">
        <style:tab-stops/>
      </style:paragraph-properties>
    </style:style>
    <style:style style:name="P23" style:family="paragraph" style:parent-style-name="Text_20_body" style:list-style-name="WW8Num7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5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9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mória Virtual<text:line-break/>Caso de Uso: Excluir autor</text:p>
      <text:h text:style-name="P29" text:outline-level="1">Breve Descrição</text:h>
      <text:p text:style-name="P7">Este caso de uso permite ao catalogador excluir dados relacionados à autoria.</text:p>
      <text:h text:style-name="P29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s dados de qualquer <text:s/>autor.</text:span></text:h>
      <text:h text:style-name="P29" text:outline-level="1">Pré-condições</text:h>
      <text:p text:style-name="P7">O usuário estar logado no sistema.</text:p>
      <text:p text:style-name="P7">O Autor que se deseja excluir estar cadastrado no sistema.</text:p>
      <text:h text:style-name="P29" text:outline-level="1">Fluxo Básico de eventos</text:h>
      <text:list xml:id="list41539268" text:style-name="WW8Num7">
        <text:list-item text:start-value="1">
          <text:p text:style-name="P15"><text:s/>O Catalogador seleciona a opção “Excluir Autor”;</text:p>
        </text:list-item>
        <text:list-item>
          <text:p text:style-name="P15">O sistema exibe uma tela contendo:</text:p>
          <text:list>
            <text:list-item>
              <text:list>
                <text:list-header>
                  <text:p text:style-name="P16"><text:span text:style-name="T10"><text:s/>- campo para inserir “Nome” para buscar o Autor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19"><text:s text:c="27"/>- opção “Confirmar” para confirmar <text:s/>a exclusão;</text:p>
                      <text:p text:style-name="P21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2"><text:span text:style-name="Fonte_20_parág._20_padrão"><text:span text:style-name="T10">3. <text:s/>O Catalogador digita o nome do autor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7"><text:span text:style-name="Fonte_20_parág._20_padrão"><text:span text:style-name="T10"><text:s/><text:tab/> <text:s text:c="6"/>4. <text:s text:c="2"/>O sistema exibe:</text:span></text:span></text:p>
                                              <text:p text:style-name="P23"><text:span text:style-name="Fonte_20_parág._20_padrão"><text:span text:style-name="T10"><text:s/><text:tab/>- mensagem: 'Caso este autor esteja relacionado a algum bem patrimonial, este ficará sem autor registrado. Tem certeza que deseja <text:s/>excluir? '.</text:span></text:span></text:p>
                                              <text:p text:style-name="P23"><text:span text:style-name="Fonte_20_parág._20_padrão"><text:span text:style-name="T10"><text:s/><text:tab/>- opção 'Confirmar' para confirmar a exclusão.</text:span></text:span></text:p>
                                              <text:p text:style-name="P23"><text:span text:style-name="Fonte_20_parág._20_padrão"><text:span text:style-name="T10"><text:s/><text:tab/>- opção 'Cancelar Exclusão' para cancelar a exclusão.</text:span></text:span></text:p>
                                              <text:p text:style-name="P23"><text:span text:style-name="Fonte_20_parág._20_padrão"><text:span text:style-name="T10">5. O Catalogador seleciona a opção 'Confirmar'.</text:span></text:span></text:p>
                                              <text:p text:style-name="P23"><text:span text:style-name="Fonte_20_parág._20_padrão"><text:span text:style-name="T10">6. O sistema exibe mensagem:</text:span></text:span></text:p>
                                              <text:p text:style-name="P23"><text:span text:style-name="Fonte_20_parág._20_padrão"><text:span text:style-name="T10"><text:s/><text:tab/>'Autor excluído com sucesso'</text:span></text:span></text:p>
                                              <text:p text:style-name="P23"><text:span text:style-name="Fonte_20_parág._20_padrão"><text:span text:style-name="T10">7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29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<text:soft-page-break/>1. <text:tab/>O sistema exibe a mensagem “Insira um Nome ou Parte do nome desejado e então o selecione na lista”;</text:p>
      <text:p text:style-name="P18"><text:tab/>2.<text:tab/>O sistema retorna ao passo 2 do Fluxo básico.</text:p>
      <text:p text:style-name="P18"/>
      <text:p text:style-name="P11">Fluxo Alternativo 2</text:p>
      <text:p text:style-name="P9"><text:tab/><text:span text:style-name="T2">Se no passo 3 do fluxo básico o nome inserido não for encontrado, então:</text:span></text:p>
      <text:p text:style-name="P13">1.<text:tab/>O sistema exibe a mensagem “Autor não encontrado”;</text:p>
      <text:list xml:id="list41552353" text:style-name="L1">
        <text:list-item>
          <text:list>
            <text:list-item>
              <text:list>
                <text:list-item>
                  <text:p text:style-name="P25">O sistema retorna ao passo 2.</text:p>
                </text:list-item>
              </text:list>
            </text:list-item>
          </text:list>
        </text:list-item>
      </text:list>
      <text:p text:style-name="P24"/>
      <text:p text:style-name="P11">Fluxo Alternativo 3</text:p>
      <text:p text:style-name="P14"><text:span text:style-name="Fonte_20_parág._20_padrão"><text:span text:style-name="T3"><text:tab/>Se no passo 5 do fluxo básico o usuário seleciona a opção “Cancelar Exclusão”, então: </text:span></text:span></text:p>
      <text:p text:style-name="P12"><text:tab/> <text:s text:c="2"/>1. O Autor não é excluído do sistema;</text:p>
      <text:p text:style-name="P20"><text:tab/> <text:s text:c="2"/>2. O caso de uso é encerrado;</text:p>
      <text:p text:style-name="P20">Fluxo Alternativo 4</text:p>
      <text:p text:style-name="P20"><text:tab/>Se a qualquer momento o usuário selecionar a opção “Cancelar” o caso de uso termina.</text:p>
      <text:p text:style-name="P20"/>
      <text:h text:style-name="P29" text:outline-level="1">Pós-condições</text:h>
      <text:p text:style-name="Standard"/>
      <text:list xml:id="list41563500" text:style-name="L2">
        <text:list-item>
          <text:list>
            <text:list-item>
              <text:p text:style-name="P26">Fluxo Básico: O cadastro do autor é excluído do sistema e todos os bens patrimoniais relacionados com aquele autor ficam sem cadastro de autoria.</text:p>
            </text:list-item>
            <text:list-item>
              <text:p text:style-name="P26">Fluxo Alternativo 1: Não ocorre alteração na base de dados do sistema.</text:p>
            </text:list-item>
            <text:list-item>
              <text:p text:style-name="P26">Fluxo Alternativo 2: Não ocorre alteração na base de dados do sistema.</text:p>
            </text:list-item>
            <text:list-item>
              <text:p text:style-name="P26">Fluxo Alternativo 3: Não ocorre alteração na base de dados <text:s/>do sistema. </text:p>
            </text:list-item>
            <text:list-item>
              <text:p text:style-name="P27">Fluxo Alternativo 4: Não ocorre alteração na base de dados do sistema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4/02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24</meta:editing-cycles>
    <meta:editing-duration>PT54M31S</meta:editing-duration>
    <meta:generator>BrOffice/3.3$Win32 LibreOffice_project/330m19$Build-301</meta:generator>
    <dc:date>2012-02-14T21:39:34.80</dc:date>
    <meta:document-statistic meta:table-count="2" meta:image-count="1" meta:object-count="0" meta:page-count="2" meta:paragraph-count="51" meta:word-count="529" meta:character-count="3028"/>
  </office:meta>
</office:document-meta>
</file>